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subtitle">
      <style:graphic-properties draw:fill-color="#ffffff" fo:min-height="12.179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12.179cm" svg:x="1.4cm" svg:y="3.021cm" presentation:class="subtitle" presentation:user-transformed="true">
          <draw:text-box>
            <text:p><text:span text:style-name="T1">Title</text:span>: Implementation of Harmonia- An efficient algorithm for B+ trees</text:p>
            <text:p/>
            <text:p><text:span text:style-name="T1">Name</text:span>: Kshitij Deogade</text:p>
            <text:p/>
            <text:p><text:span text:style-name="T1">Roll no</text:span>: CS17B104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text-style-name="P2" draw:layer="layout" svg:width="25.199cm" svg:height="3.506cm" svg:x="1.4cm" svg:y="0.837cm" presentation:class="title">
          <draw:text-box>
            <text:p text:style-name="P2"><text:span text:style-name="T1">Problem Statement + Results</text:span></text:p>
          </draw:text-box>
        </draw:frame>
        <draw:frame presentation:style-name="pr4" draw:layer="layout" svg:width="25.199cm" svg:height="12.179cm" svg:x="2.027cm" svg:y="4.259cm" presentation:class="outline" presentation:user-transformed="true">
          <draw:text-box>
            <text:list text:style-name="L3">
              <text:list-header>
                <text:p><text:span text:style-name="T2">Problem</text:span>- Implement Harmonia, an efficient algorithm for implementation of <text:s/>B+ trees, and note and analyze the reasons why Harmonia is efficient</text:p>
                <text:p/>
                <text:p><text:span text:style-name="T2">Results</text:span>- </text:p>
              </text:list-header>
              <text:list-item>
                <text:p>Throughput decreases with increase in number of keys in node. This can also be correlated with increase in number of queries per warp, for a constant number of threads per query, which results in query divergence and lesser throughput. </text:p>
              </text:list-item>
              <text:list-item>
                <text:p>Increasing number of threads for 1 query decreases throughput.</text:p>
              </text:list-item>
              <text:list-item>
                <text:p>As tree size increases, throughput decrease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 text:style-name="P2"><text:span text:style-name="T1">Challenges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Id of first child node of every node is to be stored in an array, and this array is to be stored in texture memory for fast access. I used global memory however.</text:p>
              </text:list-item>
              <text:list-item>
                <text:p>Couldn’t directly observe that lowering number of threads per query to a very small value decreases througput due to query divergence. Instead, observed that increasing number of keys with a node decreases throughput.</text:p>
              </text:list-item>
              <text:list-item>
                <text:p>Inserts are sequential, while queries like search are parallel in a batch. Implementation of insert was challenging still, but it works fine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5-15T07:33:58.436252233</meta:creation-date>
    <dc:date>2021-05-15T08:00:59.162095859</dc:date>
    <meta:editing-duration>PT27M</meta:editing-duration>
    <meta:editing-cycles>11</meta:editing-cycles>
    <meta:generator>LibreOffice/5.1.6.2$Linux_X86_64 LibreOffice_project/10m0$Build-2</meta:generator>
    <meta:document-statistic meta:object-count="32"/>
  </office:meta>
</office:document-meta>
</file>